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→</math:mo>
      <math:mstyle math:fontsize="16pt">
        <math:mrow>
          <math:mstyle math:fontweight="bold">
            <math:mrow>
              <math:mi>N</math:mi>
            </math:mrow>
          </math:mstyle>
        </math:mrow>
      </math:mstyle>
      <math:mrow>
        <math:mo math:stretchy="false">(</math:mo>
        <math:mrow>
          <math:mo math:stretchy="false">μ</math:mo>
          <math:mi>,</math:mi>
          <math:mo math:stretchy="false">σ</math:mo>
        </math:mrow>
        <math:mo math:stretchy="false">)</math:mo>
      </math:mrow>
    </math:mrow>
    <math:annotation math:encoding="StarMath 5.0">X rightarrow size 16 {bold N} (%mu,%sigma)

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ck OURION</meta:initial-creator>
    <meta:creation-date>2009-11-28T05:30:11.93</meta:creation-date>
    <meta:generator>OpenOffice.org/3.1$Win32 OpenOffice.org_project/310m19$Build-9420</meta:generator>
  </office:meta>
</office:document-meta>
</file>